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4pt"/>
    </style:style>
    <style:style style:name="co3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/>
          <table:table-cell office:value-type="string" calcext:value-type="string">
            <text:p>ADC Prescale</text:p>
          </table:table-cell>
          <table:table-cell office:value-type="string" calcext:value-type="string">
            <text:p>Тактов CPU на 1 такт AD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C Conversion Time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Тактов CPU на 1 измерение ADC</text:p>
          </table:table-cell>
          <table:table-cell table:formula="of:=[.D10]*[.D11]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ADC в сек</text:p>
          </table:table-cell>
          <table:table-cell table:formula="of:=[.D9]/[.D12]" office:value-type="float" office:value="18518.5185185185" calcext:value-type="float">
            <text:p>18518.5185185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ADC на 1 ногу в сек</text:p>
          </table:table-cell>
          <table:table-cell table:formula="of:=[.D13]/[.D8]" office:value-type="float" office:value="2314.81481481481" calcext:value-type="float">
            <text:p>2314.81481481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Частота сети, Гц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период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сек</text:p>
          </table:table-cell>
          <table:table-cell table:formula="of:=[.D16]*[.D17]" office:value-type="float" office:value="2500" calcext:value-type="float">
            <text:p>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31:38.957966821</meta:creation-date>
    <dc:date>2017-12-04T14:24:08.709227913</dc:date>
    <meta:editing-duration>PT29M48S</meta:editing-duration>
    <meta:editing-cycles>2</meta:editing-cycles>
    <meta:generator>LibreOffice/5.1.6.2$Linux_X86_64 LibreOffice_project/10m0$Build-2</meta:generator>
    <meta:document-statistic meta:table-count="1" meta:cell-count="21" meta:object-count="0"/>
  </office:meta>
</office:document-meta>
</file>